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2.4313in"/>
    </style:style>
    <style:style style:name="Table1.C" style:family="table-column">
      <style:table-column-properties style:column-width="2.59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03bc2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paragraph-rsid="0003bc2c" style:font-size-asian="10.5pt" style:font-weight-asian="bold" style:font-size-complex="12pt" style:font-weight-complex="bold"/>
    </style:style>
    <style:style style:name="T1" style:family="text">
      <style:text-properties officeooo:rsid="0003bc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on find algorithm</text:p>
      <text:p text:style-name="P2"/>
      <text:p text:style-name="P2">A union-find implementation helps in common graph processing tasks like in solving the connectivity problem.</text:p>
      <text:p text:style-name="P2"/>
      <text:p text:style-name="P3">A union find implementation provides methods for</text:p>
      <text:list xml:id="list4928798711" text:style-name="L1">
        <text:list-item>
          <text:p text:style-name="P7">Labelling the vertices of a given edge as belonging to a single component of a graph(A disconnected graph has multiple components) - union()</text:p>
        </text:list-item>
        <text:list-item>
          <text:p text:style-name="P7">Determining the component to which a particular node belongs – find()</text:p>
        </text:list-item>
      </text:list>
      <text:p text:style-name="P2"/>
      <text:p text:style-name="P3">Applications</text:p>
      <text:list xml:id="list2070827402" text:style-name="L2">
        <text:list-item>
          <text:p text:style-name="P8">Dynamic connectivity problem – Is a given graph connected??</text:p>
        </text:list-item>
        <text:list-item>
          <text:p text:style-name="P8">Filter out redundant/extraneous interconnections</text:p>
        </text:list-item>
        <text:list-item>
          <text:p text:style-name="P8">Minimal Network problem</text:p>
          <text:p text:style-name="P8">Determine the minimal interconnections needed in the given network to main full connectivity</text:p>
        </text:list-item>
        <text:list-item>
          <text:p text:style-name="P8">Variable-name equivalence problem</text:p>
          <text:p text:style-name="P8">Determine if two variable names refer to the same memory location</text:p>
        </text:list-item>
        <text:list-item>
          <text:p text:style-name="P8">Membership in mathematical sets</text:p>
          <text:p text:style-name="P8">Determine if two elements belong to the same set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2" office:value-type="string">
            <text:p text:style-name="P5"/>
            <text:p text:style-name="P5">Implementation</text:p>
          </table:table-cell>
          <table:table-cell table:style-name="Table1.B1" table:number-columns-spanned="2" office:value-type="string">
            <text:p text:style-name="P5">Order of growth of array accesses for N nodes(Worst case)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Union</text:p>
          </table:table-cell>
          <table:table-cell table:style-name="Table1.C2" office:value-type="string">
            <text:p text:style-name="P5">Find</text:p>
          </table:table-cell>
        </table:table-row>
        <table:table-row>
          <table:table-cell table:style-name="Table1.B2" office:value-type="string">
            <text:p text:style-name="P4">Quick find</text:p>
          </table:table-cell>
          <table:table-cell table:style-name="Table1.B2" office:value-type="string">
            <text:p text:style-name="P4">N</text:p>
          </table:table-cell>
          <table:table-cell table:style-name="Table1.C2" office:value-type="string">
            <text:p text:style-name="P4">1</text:p>
          </table:table-cell>
        </table:table-row>
        <table:table-row>
          <table:table-cell table:style-name="Table1.B2" office:value-type="string">
            <text:p text:style-name="P4">Quick Union</text:p>
          </table:table-cell>
          <table:table-cell table:style-name="Table1.B2" office:value-type="string">
            <text:p text:style-name="P4">Tree Height</text:p>
          </table:table-cell>
          <table:table-cell table:style-name="Table1.C2" office:value-type="string">
            <text:p text:style-name="P4">Tree height</text:p>
          </table:table-cell>
        </table:table-row>
        <table:table-row>
          <table:table-cell table:style-name="Table1.B2" office:value-type="string">
            <text:p text:style-name="P4">Weighted Quick Union</text:p>
          </table:table-cell>
          <table:table-cell table:style-name="Table1.B2" office:value-type="string">
            <text:p text:style-name="P4">lg N</text:p>
          </table:table-cell>
          <table:table-cell table:style-name="Table1.C2" office:value-type="string">
            <text:p text:style-name="P4">lg N</text:p>
          </table:table-cell>
        </table:table-row>
      </table:table>
      <text:p text:style-name="P2"/>
      <text:p text:style-name="P3">Invariant maintained in the quick-find implementation</text:p>
      <text:p text:style-name="P2">All nodes belonging to the same component have the same id. The id itself is the name of a node representing that component.</text:p>
      <text:p text:style-name="P2"/>
      <text:p text:style-name="P3">Invariant maintained in the quick-union implementation</text:p>
      <text:p text:style-name="P2">All nodes belonging to the same component have as the id a node belonging to the same component. Following the id's leads us to the root node which represents the whole component.</text:p>
      <text:p text:style-name="P2"/>
      <text:p text:style-name="P3">Notes on weighted quick-union implementation</text:p>
      <text:p text:style-name="P2">Similar to quick-union implementation except while doing a union of two components the tree with the lesser height is added to the tree with the greater height</text:p>
      <text:p text:style-name="P2"/>
      <text:p text:style-name="P10"><text:span text:style-name="T1">Implementations</text:span></text:p>
      <text:list xml:id="list492880871" text:style-name="L3">
        <text:list-item>
          <text:p text:style-name="P9"><text:a xlink:type="simple" xlink:href="../Algorithms,%204th%20Edition%20-%20Sedgewick,%20Wayne/Exercises/Graphs/src/UnionFind.java"><text:span text:style-name="T1">Union-find</text:span></text:a></text:p>
        </text:list-item>
        <text:list-item>
          <text:p text:style-name="P9"><text:a xlink:type="simple" xlink:href="../Algorithms,%204th%20Edition%20-%20Sedgewick,%20Wayne/Exercises/Graphs/src/UnionFindQF.java"><text:span text:style-name="T1">Quick find</text:span></text:a></text:p>
        </text:list-item>
        <text:list-item>
          <text:p text:style-name="P9"><text:a xlink:type="simple" xlink:href="../Algorithms,%204th%20Edition%20-%20Sedgewick,%20Wayne/Exercises/Graphs/src/UnionFindQU.java"><text:span text:style-name="T1">Quick union</text:span></text:a></text:p>
        </text:list-item>
        <text:list-item>
          <text:p text:style-name="P9"><text:a xlink:type="simple" xlink:href="../Algorithms,%204th%20Edition%20-%20Sedgewick,%20Wayne/Exercises/Graphs/src/UnionFindWQU.java"><text:span text:style-name="T1">Weighted quick union</text:span></text:a></text:p>
        </text:list-item>
        <text:list-item>
          <text:p text:style-name="P9"><text:a xlink:type="simple" xlink:href="../Algorithms,%204th%20Edition%20-%20Sedgewick,%20Wayne/Exercises/Graphs/src/SearchWQU.java"><text:span text:style-name="T1">Search using weighted quick union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11-02T10:25:06</meta:creation-date>
    <dc:date>2012-10-26T16:26:28</dc:date>
    <dc:creator>Kempa </dc:creator>
    <meta:editing-duration>PT2H22M39S</meta:editing-duration>
    <meta:editing-cycles>23</meta:editing-cycles>
    <meta:generator>LibreOffice/3.6$Linux_x86 LibreOffice_project/360m1$Build-2</meta:generator>
    <meta:document-statistic meta:table-count="1" meta:image-count="0" meta:object-count="0" meta:page-count="1" meta:paragraph-count="39" meta:word-count="274" meta:character-count="1676" meta:non-whitespace-character-count="1456"/>
  </office:meta>
</office:document-meta>
</file>